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fo:font-size="10pt" style:font-size-asian="10pt" style:font-size-complex="10pt"/>
    </style:style>
    <style:style style:name="P2" style:family="paragraph" style:parent-style-name="Standard">
      <style:text-properties fo:font-weight="bold" officeooo:rsid="000e5f4d" officeooo:paragraph-rsid="000e5f4d" style:font-weight-asian="bold" style:font-weight-complex="bold"/>
    </style:style>
    <style:style style:name="P3" style:family="paragraph" style:parent-style-name="Standard">
      <style:text-properties style:font-name="DejaVu Sans" fo:font-size="10pt" style:font-size-asian="10pt" style:font-size-complex="10pt"/>
    </style:style>
    <style:style style:name="P4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Recommended Architecture</text:h>
      <text:list xml:id="list1727498996" text:style-name="L1">
        <text:list-item>
          <text:p text:style-name="P4"><text:span text:style-name="Strong_20_Emphasis">Use a Python script</text:span> to:</text:p>
          <text:list>
            <text:list-item>
              <text:p text:style-name="P4">Read from your SQLite DB</text:p>
            </text:list-item>
            <text:list-item>
              <text:p text:style-name="P4">Plot the curves using <text:span text:style-name="Source_20_Text">matplotlib</text:span></text:p>
            </text:list-item>
            <text:list-item>
              <text:p text:style-name="P4">Save the graph as a <text:span text:style-name="Source_20_Text">.png</text:span> or <text:span text:style-name="Source_20_Text">.svg</text:span> image file</text:p>
            </text:list-item>
          </text:list>
        </text:list-item>
        <text:list-item>
          <text:p text:style-name="P4"><text:span text:style-name="Strong_20_Emphasis">Serve that image in your PHP page</text:span> using a simple <text:span text:style-name="Source_20_Text">&lt;img src="..."&gt;</text:span> tag.</text:p>
        </text:list-item>
      </text:list>
      <text:h text:style-name="Heading_20_2" text:outline-level="2">Example Workflow</text:h>
      <text:h text:style-name="Heading_20_3" text:outline-level="3">1. 🐍 Python script (<text:span text:style-name="Source_20_Text">plot_shelly.py</text:span>)</text:h>
      <text:p text:style-name="P1">import sqlite3</text:p>
      <text:p text:style-name="P1">import matplotlib.pyplot as plt</text:p>
      <text:p text:style-name="P1">import datetime</text:p>
      <text:p text:style-name="P1">import matplotlib.dates as mdates</text:p>
      <text:p text:style-name="P1"/>
      <text:p text:style-name="P1"># Connect to SQLite</text:p>
      <text:p text:style-name="P1">conn = sqlite3.connect("shelly_log.db")</text:p>
      <text:p text:style-name="P1">c = conn.cursor()</text:p>
      <text:p text:style-name="P1"/>
      <text:p text:style-name="P1"># Get data (example: last 24h)</text:p>
      <text:p text:style-name="P1">c.execute("""</text:p>
      <text:p text:style-name="P1"><text:s text:c="4"/>SELECT timestamp, power FROM emeters</text:p>
      <text:p text:style-name="P1"><text:s text:c="4"/>WHERE timestamp &gt;= datetime('now', '-1 day')</text:p>
      <text:p text:style-name="P1"><text:s text:c="4"/>ORDER BY timestamp</text:p>
      <text:p text:style-name="P1">""")</text:p>
      <text:p text:style-name="P1">rows = c.fetchall()</text:p>
      <text:p text:style-name="P1">conn.close()</text:p>
      <text:p text:style-name="P1"/>
      <text:p text:style-name="P1"># Parse results</text:p>
      <text:p text:style-name="P1">timestamps = [datetime.datetime.fromisoformat(row[0]) for row in rows]</text:p>
      <text:p text:style-name="P1">powers = [row[1] for row in rows]</text:p>
      <text:p text:style-name="P1"/>
      <text:p text:style-name="P1"># Plot</text:p>
      <text:p text:style-name="P1">plt.figure(figsize=(10, 4))</text:p>
      <text:p text:style-name="P1">plt.plot(timestamps, powers, label="Power (W)")</text:p>
      <text:p text:style-name="P1">plt.xlabel("Time")</text:p>
      <text:p text:style-name="P1">plt.ylabel("Power (W)")</text:p>
      <text:p text:style-name="P1">plt.title("Shelly Power Usage (Last 24h)")</text:p>
      <text:p text:style-name="P1">plt.grid(True)</text:p>
      <text:p text:style-name="P1">plt.legend()</text:p>
      <text:p text:style-name="P1">plt.tight_layout()</text:p>
      <text:p text:style-name="P1"/>
      <text:p text:style-name="P1"># Format x-axis</text:p>
      <text:p text:style-name="P1">plt.gca().xaxis.set_major_formatter(mdates.DateFormatter('%H:%M'))</text:p>
      <text:p text:style-name="P1">plt.gcf().autofmt_xdate()</text:p>
      <text:p text:style-name="P1"/>
      <text:p text:style-name="P1"># Save plot</text:p>
      <text:p text:style-name="P1">plt.savefig("/var/www/html/shelly_plot.png")</text:p>
      <text:p text:style-name="Standard"/>
      <text:p text:style-name="Standard">2. 🧑‍💻 PHP page (<text:span text:style-name="Source_20_Text">index.php</text:span>)</text:p>
      <text:p text:style-name="Standard"/>
      <text:p text:style-name="P1">&lt;!DOCTYPE html&gt;</text:p>
      <text:p text:style-name="P1"><text:soft-page-break/>&lt;html&gt;</text:p>
      <text:p text:style-name="P1">&lt;head&gt;</text:p>
      <text:p text:style-name="P1"><text:s text:c="4"/>&lt;title&gt;Shelly Power Graph&lt;/title&gt;</text:p>
      <text:p text:style-name="P1">&lt;/head&gt;</text:p>
      <text:p text:style-name="P1">&lt;body&gt;</text:p>
      <text:p text:style-name="P1"><text:s text:c="4"/>&lt;h1&gt;Power Consumption&lt;/h1&gt;</text:p>
      <text:p text:style-name="P1"><text:s text:c="4"/>&lt;img src="shelly_plot.png?&lt;?php echo time(); ?&gt;" alt="Shelly Power Graph"&gt;</text:p>
      <text:p text:style-name="P1">&lt;/body&gt;</text:p>
      <text:p text:style-name="P1">&lt;/html&gt;</text:p>
      <text:p text:style-name="Standard"/>
      <text:p text:style-name="Standard"><text:span text:style-name="Source_20_Text">?&lt;?php echo time(); ?&gt;</text:span> ensures the browser doesn’t cache the old image.</text:p>
      <text:p text:style-name="Standard"/>
      <text:h text:style-name="Heading_20_3" text:outline-level="3">3. 🔁 Automate it</text:h>
      <text:p text:style-name="Text_20_body">Run the Python script every 5 or 10 minutes via <text:span text:style-name="Source_20_Text">cron</text:span>:</text:p>
      <text:p text:style-name="P1">crontab -e</text:p>
      <text:p text:style-name="Standard"/>
      <text:p text:style-name="Standard">Add:</text:p>
      <text:p text:style-name="Standard"/>
      <text:p text:style-name="P1">*/10 * * * * /usr/bin/python3 /path/to/plot_shelly.py</text:p>
      <text:p text:style-name="Standard"/>
      <text:p text:style-name="Standard"/>
      <text:p text:style-name="Standard"/>
      <text:p text:style-name="P2">vwPlot</text:p>
      <text:p text:style-name="P1">create view if not exists vwPlot as</text:p>
      <text:p text:style-name="P1">select em0.timestamp, em0.power as power_0, em1.power as power_1, rel.ison as relay_state</text:p>
      <text:p text:style-name="P1">from emeters0 as em0</text:p>
      <text:p text:style-name="P1"><text:tab/>inner join emeters1 as em1 on em0.timestamp = em1.timestamp</text:p>
      <text:p text:style-name="P1"><text:tab/><text:tab/>inner join relay as rel on em0.timestamp = rel.timestamp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9:29:13.918952245</meta:creation-date>
    <dc:date>2025-08-04T20:04:30.713216261</dc:date>
    <meta:editing-duration>PT17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3" meta:word-count="250" meta:character-count="1816" meta:non-whitespace-character-count="1607"/>
  </office:meta>
</office:document-meta>
</file>